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2"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5.oxt&#13;Update file created : StyleSwitcher.update.xml&#13;&#13;12.04.2022 11:13:1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5.oxt&#13;Update file created : StyleSwitcher-A.update.xml&#13;&#13;12.04.2022 11:13: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5.oxt&#13;Update file created : StyleSwitcher-L.update.xml&#13;&#13;12.04.2022 11:13: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979910538066061277"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689862432611609578" text:style-name="L2">
        <text:list-item>
          <text:p text:style-name="P43">Version 2.1.2 :</text:p>
        </text:list-item>
      </text:list>
      <text:list xml:id="list660906318174808864" text:style-name="L3">
        <text:list-item>
          <text:list>
            <text:list-item>
              <text:p text:style-name="P44">Localized help : resolved non-functional hyperlink due to API incompatibility introduced by Apache OpenOffice 4.1 (and LibreOffice 4.0).</text:p>
            </text:list-item>
          </text:list>
        </text:list-item>
      </text:list>
      <text:list xml:id="list31369128" text:continue-list="list3689862432611609578" text:style-name="L2">
        <text:list-item>
          <text:p text:style-name="P43">Version 2.1.1 :</text:p>
        </text:list-item>
      </text:list>
      <text:list xml:id="list7721062083636352837"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1373792" text:continue-list="list31369128" text:style-name="L2">
        <text:list-item>
          <text:p text:style-name="P43">Version 2.1.0 :</text:p>
        </text:list-item>
      </text:list>
      <text:list xml:id="list9013684405606773481"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1371987" text:continue-list="list31373792" text:style-name="L2">
        <text:list-item>
          <text:p text:style-name="P43">Version 2.0.0 :</text:p>
        </text:list-item>
      </text:list>
      <text:list xml:id="list2617950682634102687"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1379541" text:continue-list="list31371987" text:style-name="L2">
        <text:list-item>
          <text:p text:style-name="P43">Version 1.5.3 :</text:p>
        </text:list-item>
      </text:list>
      <text:list xml:id="list3386173347763156213"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300599573226509339"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82772089597583511"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279895505453621938"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855336171430994407"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711164077860153004"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521592804475297726"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908437251540698950"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475266330649770669"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602171256200271437"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805449005193810326" text:style-name="L17">
        <text:list-item>
          <text:p text:style-name="P58">Arg1 : <text:span text:style-name="InstructionMacro">String</text:span> : mandatory, type of control used for the button</text:p>
        </text:list-item>
      </text:list>
      <text:list xml:id="list9041666426370776304"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78736052607002984"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230626639579093394"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61480494218657598"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496849660035096827"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569931422526494065"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962060234285396747"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61474752989567065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39797427307678966"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745531753123305171"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864191379493063053"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26612206249077752"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991913345788622154"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49341876002984635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64817162367448104"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950480173045973111"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76943976711956819"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81495763597361365"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70263898159418465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01775053336273751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56090839882370195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38183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16841571106856513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42946473046152963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9152595041717812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6</dc:date>
     <text:p>internal</text:p>
     <text:p>Page2</text:p>
     <text:p/>
    </office:annotation>Paragraph styles</text:p>
      <text:p text:style-name="P28"><office:annotation>
     <dc:creator>BM</dc:creator>
     <dc:date>2008-03-13T00:00:00.06</dc:date>
     <text:p>internal</text:p>
     <text:p>Page7</text:p>
     <text:p/>
    </office:annotation>Hyperlinks</text:p>
      <text:p text:style-name="hlp_5f_paragraph"><text:span text:style-name="T14"><office:annotation>
      <dc:creator>BM</dc:creator>
      <dc:date>2008-03-13T00:00:00.06</dc:date>
      <text:p>internal</text:p>
      <text:p>Page3</text:p>
      <text:p/>
     </office:annotation></text:span><text:span text:style-name="T14">Text formatting</text:span></text:p>
      <text:p text:style-name="P28"><office:annotation>
     <dc:creator>BM</dc:creator>
     <dc:date>2008-03-26T00:00:00.0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6</dc:date>
     <text:p>external</text:p>
     <text:p>text/swriter/main0210.xhp</text:p>
     <text:p/>
    </office:annotation><text:span text:style-name="T14">Preview topic</text:span> </text:p>
      <text:p text:style-name="hlp_5f_paragraph">This hyperlink displays <text:s/><office:annotation>
     <dc:creator>BM</dc:creator>
     <dc:date>2008-03-15T00:00:00.0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353702" text:continue-list="list570263898159418465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358272" text:continue-list="list3138183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8</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08</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08</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1376770" text:continue-list="list3135370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5")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